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36a4"/>
    </style:style>
    <style:style style:name="P2" style:family="paragraph" style:parent-style-name="Standard">
      <style:text-properties officeooo:rsid="001636a4" officeooo:paragraph-rsid="001636a4"/>
    </style:style>
    <style:style style:name="P3" style:family="paragraph" style:parent-style-name="Subtitle">
      <style:text-properties officeooo:rsid="001636a4" officeooo:paragraph-rsid="001636a4"/>
    </style:style>
    <style:style style:name="P4" style:family="paragraph" style:parent-style-name="Standard" style:list-style-name="L1">
      <style:text-properties officeooo:paragraph-rsid="001636a4"/>
    </style:style>
    <style:style style:name="P5" style:family="paragraph" style:parent-style-name="Standard" style:list-style-name="L2">
      <style:text-properties officeooo:rsid="001636a4" officeooo:paragraph-rsid="001636a4"/>
    </style:style>
    <style:style style:name="P6" style:family="paragraph" style:parent-style-name="Standard" style:list-style-name="L2">
      <style:text-properties officeooo:rsid="00172a34" officeooo:paragraph-rsid="00172a34"/>
    </style:style>
    <style:style style:name="P7" style:family="paragraph" style:parent-style-name="Standard" style:list-style-name="L3">
      <style:text-properties officeooo:rsid="00172a34" officeooo:paragraph-rsid="00172a34"/>
    </style:style>
    <style:style style:name="P8" style:family="paragraph" style:parent-style-name="Standard">
      <style:text-properties officeooo:rsid="00172a34" officeooo:paragraph-rsid="00172a34"/>
    </style:style>
    <style:style style:name="P9" style:family="paragraph" style:parent-style-name="Standard" style:list-style-name="L3">
      <style:text-properties officeooo:rsid="0018bb22" officeooo:paragraph-rsid="0018bb22"/>
    </style:style>
    <style:style style:name="P10" style:family="paragraph" style:parent-style-name="Standard" style:list-style-name="L3">
      <style:text-properties fo:font-style="normal" officeooo:rsid="0018bb22" officeooo:paragraph-rsid="0018bb22" style:font-style-asian="normal" style:font-style-complex="normal"/>
    </style:style>
    <style:style style:name="P11" style:family="paragraph" style:parent-style-name="Standard" style:list-style-name="L3">
      <style:text-properties fo:font-style="normal" officeooo:rsid="001a8ee2" officeooo:paragraph-rsid="001a8ee2" style:font-style-asian="normal" style:font-style-complex="normal"/>
    </style:style>
    <style:style style:name="T1" style:family="text">
      <style:text-properties officeooo:rsid="001636a4"/>
    </style:style>
    <style:style style:name="T2" style:family="text">
      <style:text-properties officeooo:rsid="0018bb2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bb22" style:font-style-asian="italic" style:font-style-complex="italic"/>
    </style:style>
    <style:style style:name="T5" style:family="text">
      <style:text-properties fo:font-style="normal" officeooo:rsid="0018bb22" style:font-style-asian="normal" style:font-style-complex="normal"/>
    </style:style>
    <style:style style:name="T6" style:family="text">
      <style:text-properties officeooo:rsid="001c19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Konspekt lekcji informatyki</text:p>
      <text:p text:style-name="P3">opracował: Szymon Sobiepanek</text:p>
      <text:p text:style-name="P1"><text:span text:style-name="T1">T</text:span>EMAT: <text:s/><text:span text:style-name="T2">Fraktale</text:span></text:p>
      <text:p text:style-name="P1">KLASA: V<text:span text:style-name="T1">III</text:span> </text:p>
      <text:p text:style-name="P1">CZAS: 45 <text:span text:style-name="T1">minut</text:span> </text:p>
      <text:p text:style-name="P1">TREŚCI PROGRAMOWE: </text:p>
      <text:list xml:id="list3938040566" text:style-name="L1">
        <text:list-item>
          <text:p text:style-name="P4">projektuje, tworzy i testuje oprogramowanie sterujące robotem lub innym obiektem na ekranie lub w rzeczywistości;</text:p>
        </text:list-item>
      </text:list>
      <text:p text:style-name="P1">CEL: <text:span text:style-name="T1">Stworzenie skryptu tworzącego drzewo – fraktalu w programie Scratch</text:span> </text:p>
      <text:p text:style-name="P1">CELE OPERACYJNE LEKCJI:</text:p>
      <text:p text:style-name="P2">Uczeń</text:p>
      <text:list xml:id="list4215574778" text:style-name="L2">
        <text:list-item>
          <text:p text:style-name="P5">zna pojęcie rekurencji</text:p>
        </text:list-item>
        <text:list-item>
          <text:p text:style-name="P5">zna pojęcie fraktalu</text:p>
        </text:list-item>
        <text:list-item>
          <text:p text:style-name="P5">umie zastosować narzędzie „własne bloki” programu Schratch</text:p>
        </text:list-item>
        <text:list-item>
          <text:p text:style-name="P6">umie zastosować zmienne i parametry w programi<text:span text:style-name="T2">e</text:span> Scratch</text:p>
        </text:list-item>
      </text:list>
      <text:p text:style-name="P1">TYP LEKCJI: wprowadzająco - ćwiczeniowa. </text:p>
      <text:p text:style-name="P1">METODY PRACY: wykład połączony z pokazem, <text:span text:style-name="T1">indywidualna, </text:span>praca z komputerem. </text:p>
      <text:p text:style-name="P1"><text:span text:style-name="T1">POMOCE DYDAKTYCZNE:</text:span> <text:s/>komputer<text:span text:style-name="T1">y, </text:span><text:s/>oprogramowanie (<text:span text:style-name="T1">Scratch</text:span>), <text:span text:style-name="T1">strona internetowa z zadaniami, przykłady w Scratchu, rzutnik multimedialny do przeprowadzenia pokazu</text:span></text:p>
      <text:p text:style-name="P1">PLAN LEKCJI:</text:p>
      <text:list xml:id="list1787119403" text:style-name="L3">
        <text:list-item>
          <text:p text:style-name="P7">Przedstawienie cel<text:span text:style-name="T6">i (NaCoBeZu)</text:span> lekcji, <text:span text:style-name="T2">czynności organizacyjne </text:span><text:span text:style-name="T4">(5 minut)</text:span></text:p>
        </text:list-item>
        <text:list-item>
          <text:p text:style-name="P7">Przeprowadzenie zadania wprowadzajacego</text:p>
          <text:p text:style-name="P9">Po podaniu strony z zadaniem, nauczyciel wspólnie z uczniami omawia przykład do uzupełniania. Szczególną uwagę przykłada do przedstawienia parametrów procedury. W razie potrzebu uruchamia skrypt, gdzie parametry wypisywane są na ekranie podczas wykonywani skryptu. Uczniowie ściągają skrytp do uzupełnianie ze strony internetowej. Nauczyciel asystuje w ich pracy, sugeruje skorzystanie z podpowiedzi w razie potrzeby. Po zakońćzeniu pracy przez większość uczniów, przechodzi do omówienia kolejnego elementu lekcji. <text:span text:style-name="T3">(15 minut)</text:span></text:p>
        </text:list-item>
        <text:list-item>
          <text:p text:style-name="P7">Omówienie pojęć rekurencja, fraktal.</text:p>
          <text:p text:style-name="P7">Przy tablicy nauczyciel przedstawia definicje rekurancji. Następnie pyta uczniów, czy znają jakieś pojęcie np. w matematyce, które można zdefiniować rekurencyjnie. Wpółpracując z jednym z uczniów na tablicy zapisuję definicję <text:span text:style-name="T2">potęgi</text:span> wykorzystując rekurancje. <text:span text:style-name="T2">Następnie na tablicy rysuje „drzewa binarne” drugiego i trzeciego stopnia. Pyta uczniów, czy znajdują tu jakieś podobieństwa – powtarzanie się tych samych elementów. Prosi jednego z uczniów, o zaznaczenie elementów wspólnych, a następnie o narysowanie drzew 4 i 2 stopnia.</text:span><text:span text:style-name="T4"> </text:span><text:span text:style-name="T5">Następnie wspólnie z uczniami rysujac po tablicy omawiane są kolejne elementy, które należy zamieścić w skrypcie rysującym drzewo binarne. </text:span><text:span text:style-name="T4">(5 minut) </text:span></text:p>
        </text:list-item>
        <text:list-item>
          <text:p text:style-name="P10">Przeprowadzenie zadania – stworzenia drzewa <text:s/>binarnego.</text:p>
          <text:p text:style-name="P10">Uczniowie przystępują do stworzenia skryptu, słabej radzący sobie uczniowie mogą od razu skorzystać z gototwego przykładu do uzupełnienia. <text:span text:style-name="T3">(15 minut)</text:span></text:p>
        </text:list-item>
        <text:list-item>
          <text:p text:style-name="P11">Omówiemie zadania i przypomnienie wprowadzonych pojęć: rekurencji, fraktala, parametru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1:24:08.277346455</meta:creation-date>
    <meta:editing-duration>PT13M2S</meta:editing-duration>
    <meta:editing-cycles>3</meta:editing-cycles>
    <meta:generator>LibreOffice/6.0.7.3$Linux_X86_64 LibreOffice_project/00m0$Build-3</meta:generator>
    <dc:date>2019-05-14T11:50:48.926439631</dc:date>
    <meta:document-statistic meta:table-count="0" meta:image-count="0" meta:object-count="0" meta:page-count="1" meta:paragraph-count="26" meta:word-count="317" meta:character-count="2433" meta:non-whitespace-character-count="2138"/>
  </office:meta>
</office:document-meta>
</file>